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áquina Virtual:<draw:frame draw:style-name="a0" draw:name="Imagen 1" text:anchor-type="as-char" svg:x="0in" svg:y="0in" svg:width="5.90556in" svg:height="4.38958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4.95in" style:rel-width="scale" style:rel-height="scale"><draw:image xlink:href="media/image2.png" xlink:type="simple" xlink:show="embed" xlink:actuate="onLoad"/><svg:title/><svg:desc/></draw:frame></text:p>
      <text:soft-page-break/>
      <text:p text:style-name="Normal">Xampp:</text:p>
      <text:p text:style-name="Normal"><draw:frame draw:style-name="a2" draw:name="Imagen 1" text:anchor-type="as-char" svg:x="0in" svg:y="0in" svg:width="5.90556in" svg:height="3.78056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5.90556in" svg:height="3.06806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n 1" text:anchor-type="as-char" svg:x="0in" svg:y="0in" svg:width="5.90556in" svg:height="3.1312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<draw:frame draw:style-name="a5" draw:name="Imagen 1" text:anchor-type="as-char" svg:x="0in" svg:y="0in" svg:width="5.90556in" svg:height="0.30764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o González Muñoz</meta:initial-creator>
    <dc:creator>Sergio González Muñoz</dc:creator>
    <meta:creation-date>2025-02-26T11:00:00Z</meta:creation-date>
    <dc:date>2025-02-28T17:50:00Z</dc:date>
    <meta:template xlink:href="Normal.dotm" xlink:type="simple"/>
    <meta:editing-cycles>7</meta:editing-cycles>
    <meta:editing-duration>PT11760S</meta:editing-duration>
    <meta:document-statistic meta:page-count="3" meta:paragraph-count="1" meta:word-count="5" meta:character-count="36" meta:row-count="1" meta:non-whitespace-character-count="32"/>
  </office:meta>
</office:document-meta>
</file>